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1b1e2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attachment_556">
        <text:p text:style-name="Text_20_body"><text:tab/><text:tab/><text:span text:style-name="T1">13 Principais comandos Ubuntu Linux</text:span></text:p>
      </text:section>
      <text:p text:style-name="Text_20_body">Abaixo você confere uma lista com os principais comandos do <text:span text:style-name="Strong_20_Emphasis">Ubuntu</text:span>:</text:p>
      <text:list xml:id="list7519251261880999575" text:style-name="L1">
        <text:list-item>
          <text:p text:style-name="P2"><text:span text:style-name="Strong_20_Emphasis">Atualizar a lista de pacotes:</text:span> sudo apt-get update </text:p>
        </text:list-item>
        <text:list-item>
          <text:p text:style-name="P2"><text:span text:style-name="Strong_20_Emphasis">Efetua a atualização:</text:span> sudo apt-get upgrade </text:p>
        </text:list-item>
        <text:list-item>
          <text:p text:style-name="P2"><text:span text:style-name="Strong_20_Emphasis">Instalar pacotes:</text:span> sudo apt-get install <text:span text:style-name="Emphasis">nome do pacote</text:span> </text:p>
        </text:list-item>
        <text:list-item>
          <text:p text:style-name="P2"><text:span text:style-name="Strong_20_Emphasis">Procurar pacotes:</text:span> apt-cache search <text:span text:style-name="Emphasis">palavras chave</text:span> </text:p>
        </text:list-item>
        <text:list-item>
          <text:p text:style-name="P2"><text:span text:style-name="Strong_20_Emphasis">Procurar por dependências inválidas:</text:span> sudo apt-get check </text:p>
        </text:list-item>
        <text:list-item>
          <text:p text:style-name="P2"><text:span text:style-name="Strong_20_Emphasis">Corrigir problemas de dependências, concluir instalação de pacotes pendentes e outros erros:</text:span> sudo apt-get -f install </text:p>
        </text:list-item>
        <text:list-item>
          <text:p text:style-name="P2"><text:span text:style-name="Strong_20_Emphasis">Se o comando sudo apt-get -f install não resolver use:</text:span> sudo dpkg -i –force-all para forçar a instalação ou sudo dpkg -r <text:span text:style-name="Emphasis">nome do pacote</text:span> para desistir da instalação </text:p>
        </text:list-item>
        <text:list-item>
          <text:p text:style-name="P2"><text:span text:style-name="Strong_20_Emphasis">Remover arquivos inúteis do cache, onde são registradas as cópias das atualizações que são instaladas pelo gerenciador de pacotes:</text:span> sudo apt-get clean </text:p>
        </text:list-item>
        <text:list-item>
          <text:p text:style-name="P2"><text:span text:style-name="Strong_20_Emphasis">Remover pacotes instalados automaticamente e que não tem mais nenhuma utilidade para o sistema:</text:span> sudo apt-get autoremove </text:p>
        </text:list-item>
        <text:list-item>
          <text:p text:style-name="P2"><text:span text:style-name="Strong_20_Emphasis">Remover pacotes antigos ou duplicados:</text:span> sudo apt-get autoclean </text:p>
        </text:list-item>
        <text:list-item>
          <text:p text:style-name="P2"><text:span text:style-name="Strong_20_Emphasis">Remover pacotes com problemas:</text:span> sudo apt-get -f remove </text:p>
        </text:list-item>
        <text:list-item>
          <text:p text:style-name="P2"><text:span text:style-name="Strong_20_Emphasis">Remover pacotes instalados:</text:span> sudo apt-get remove nome do pacote </text:p>
        </text:list-item>
        <text:list-item>
          <text:p text:style-name="P1"><text:span text:style-name="Strong_20_Emphasis">halt, reboot, shutdown:</text:span>  Respectivamente encerra, reinicializa e encerra ou reinicializa o sistema.<text:line-break/>“<text:span text:style-name="Emphasis">sudo halt</text:span>” para encerrar o sistema.<text:line-break/>”<text:span text:style-name="Emphasis">sudo reboot</text:span>” para reiniciar imediatamente o sistema. Este comando equivale aos comandos: ”<text:span text:style-name="Emphasis">sudo init 6</text:span>” e ”<text:span text:style-name="Emphasis">sudo shutdown -r now</text:span>”.<text:line-break/>”<text:span text:style-name="Emphasis">sudo shutdown -h now</text:span>” para encerrar o sistema imediatamente.<text:line-break/>”<text:span text:style-name="Emphasis">sudo shutdown -h +15</text:span>” para encerrar o sistema daqui a 15 minutos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5T13:09:41.484937252</meta:creation-date>
    <dc:date>2015-04-05T13:10:47.582203349</dc:date>
    <meta:editing-duration>PT1M6S</meta:editing-duration>
    <meta:editing-cycles>1</meta:editing-cycles>
    <meta:document-statistic meta:table-count="0" meta:image-count="0" meta:object-count="0" meta:page-count="1" meta:paragraph-count="15" meta:word-count="232" meta:character-count="1512" meta:non-whitespace-character-count="1292"/>
    <meta:generator>LibreOffice/4.3.3.2$Linux_X86_64 LibreOffice_project/430m0$Build-2</meta:generator>
  </office:meta>
</office:document-meta>
</file>